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margin-left="0.4925in" fo:margin-right="0in" fo:text-indent="0in" style:auto-text-indent="false"/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2" style:family="paragraph" style:parent-style-name="Standard">
      <style:paragraph-properties fo:margin-left="0.4925in" fo:margin-right="0in" fo:text-indent="0in" style:auto-text-indent="false" style:text-autospace="none">
        <style:tab-stops>
          <style:tab-stop style:position="0.389in"/>
          <style:tab-stop style:position="0.778in"/>
          <style:tab-stop style:position="1.1665in"/>
          <style:tab-stop style:position="1.5555in"/>
          <style:tab-stop style:position="1.9445in"/>
          <style:tab-stop style:position="2.3335in"/>
          <style:tab-stop style:position="2.722in"/>
          <style:tab-stop style:position="3.111in"/>
          <style:tab-stop style:position="3.5in"/>
          <style:tab-stop style:position="3.889in"/>
          <style:tab-stop style:position="4.278in"/>
          <style:tab-stop style:position="4.6665in"/>
        </style:tab-stops>
      </style:paragraph-properties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3" style:family="paragraph" style:parent-style-name="Standard">
      <style:paragraph-properties fo:margin-left="0.4925in" fo:margin-right="0in" fo:text-indent="0in" style:auto-text-indent="false" style:text-autospace="none"/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4" style:family="paragraph" style:parent-style-name="Standard">
      <style:paragraph-properties fo:margin-left="0.4925in" fo:margin-right="0in" fo:text-indent="0in" style:auto-text-indent="false" style:text-autospace="none"/>
      <style:text-properties style:font-name="Times New Roman"/>
    </style:style>
    <style:style style:name="P5" style:family="paragraph" style:parent-style-name="Standard">
      <style:paragraph-properties fo:margin-left="0.4925in" fo:margin-right="0in" fo:text-indent="0in" style:auto-text-indent="false" style:text-autospace="none"/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P6" style:family="paragraph" style:parent-style-name="Standard">
      <style:paragraph-properties fo:margin-left="0.4925in" fo:margin-right="0in" fo:text-indent="0in" style:auto-text-indent="false" style:text-autospace="none"/>
      <style:text-properties fo:color="#000000" style:font-name="Times New Roman" fo:font-size="11pt" style:font-name-asian="Menlo-Regular" style:font-size-asian="11pt" style:font-name-complex="Menlo-Regular" style:font-size-complex="11pt"/>
    </style:style>
    <style:style style:name="P7" style:family="paragraph" style:parent-style-name="Standard">
      <style:paragraph-properties fo:margin-left="0in" fo:margin-right="0in" fo:text-indent="0in" style:auto-text-indent="false" style:text-autospace="none"/>
      <style:text-properties fo:color="#000000" style:font-name="Times New Roman" fo:font-size="11pt" style:font-name-asian="Menlo-Regular" style:font-size-asian="11pt" style:font-name-complex="Menlo-Regular" style:font-size-complex="11pt"/>
    </style:style>
    <style:style style:name="T1" style:family="text">
      <style:text-properties fo:color="#000000" style:font-name="Menlo-Regular" fo:font-size="11pt" style:font-name-asian="Menlo-Regular" style:font-size-asian="11pt" style:font-name-complex="Menlo-Regular" style:font-size-complex="11pt"/>
    </style:style>
    <style:style style:name="T2" style:family="text">
      <style:text-properties fo:color="#000000" fo:font-size="11pt" style:font-name-asian="Menlo-Regular" style:font-size-asian="11pt" style:font-name-complex="Menlo-Regular" style:font-size-complex="11pt"/>
    </style:style>
    <style:style style:name="T3" style:family="text">
      <style:text-properties style:font-name="Menlo-Regula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HIS DOCUMENT IS DISTRIBUTED STRICTLY “AS-IS”, as a “user contributed” document written by Clark Jones, with absolutely no warranties implied or expressed.</text:p>
      <text:p text:style-name="Standard"/>
      <text:p text:style-name="Standard">To be quite honest, the documentation for the SparkFun Alphanumeric Display isn't all that good, but that's not surprising since they are “Spark-X” products and so are things that are put out there as “experimental” rather than fully-qualified production units.</text:p>
      <text:p text:style-name="Standard"/>
      <text:p text:style-name="Standard">I'm writing this to give myself a “reference document”, and in order to improve the situation for others have decided to make it available in the spirit of “OSS”.</text:p>
      <text:p text:style-name="Standard"/>
      <text:p text:style-name="Standard">This info comes from digging through two files, both found in ~<text:span text:style-name="T1">/Documents/Arduino/libraries/SparkFun_Qwiic_Alphanumeric_Display_Arduino_Library/src</text:span></text:p>
      <text:p text:style-name="Standard">(note that I'm using OSX, the path may be different on an M$ or a Linux box).</text:p>
      <text:p text:style-name="Standard">The two files are named SparkFun_Alphanumeric_Display.cpp and SparkFun_Alphanumeric_Display.h.</text:p>
      <text:p text:style-name="Standard"/>
      <text:p text:style-name="Standard">These files communicate (via I2C, usually using a Qwiic connection) from the processor to the HT16K33 device on the Display board, which in turn controls the four 14-segment (plus colon and one period) LEDs. <text:s/>I did eventually find a copy of the manufacturer's datasheet for the LEDs in the hardware GitHub library (under “DOCUMENTS”) for the boards, but it's not easy to read, and has a slightly different segment name assignment than the software uses.</text:p>
      <text:p text:style-name="Standard"/>
      <text:p text:style-name="Standard">The “class” for the software is HT16K33, so you'll need to have an instantiation of it with a statement something like</text:p>
      <text:p text:style-name="P1">HT16K33 display;</text:p>
      <text:p text:style-name="Standard"/>
      <text:p text:style-name="Standard">Anyway, here's a recap of the available functions, with a bit better description of what they do:</text:p>
      <text:p text:style-name="Standard"/>
      <text:p text:style-name="P1"><text:s text:c="4"/>bool begin(uint8_t addressLeft = DEFAULT_ADDRESS,</text:p>
      <text:p text:style-name="P2"><text:s text:c="15"/>uint8_t addressLeftCenter = DEFAULT_NOTHING_ATTACHED,</text:p>
      <text:p text:style-name="P2"><text:s text:c="15"/>uint8_t addressRightCenter = DEFAULT_NOTHING_ATTACHED,</text:p>
      <text:p text:style-name="P2"><text:s text:c="15"/>uint8_t addressRight = DEFAULT_NOTHING_ATTACHED,</text:p>
      <text:p text:style-name="P3"><text:s text:c="15"/>TwoWire &amp;wirePort = Wire);</text:p>
      <text:p text:style-name="P6">This function initializes the “private” portions of the library, and checks to see that it can talk to the HT16K33. <text:s/>If it succeeds, it will return true, else it will return false. <text:s/>Note also that since every argument has default values, you can call it with just display.begin() being careful to check the return value. <text:s/>For the four addresses, DEFAULT_ADDRESS is defined as 0x70 and DEFAULT_NOTHING_ATTACHED is 0xFF. <text:s/>If you use multiple units, you'll have to add solder jumpers to A0 and/or A1, and adjust the address specified here appropriately.</text:p>
      <text:p text:style-name="P6"/>
      <text:p text:style-name="P3"><text:s text:c="4"/>bool isConnected(uint8_t displayNumber);</text:p>
      <text:p text:style-name="P6">Checks to see that there's a display connected. <text:s/>Note that the argument is NOT the I2C address of the display.</text:p>
      <text:p text:style-name="P6"/>
      <text:p text:style-name="P3"><text:s text:c="4"/>bool initialize();</text:p>
      <text:p text:style-name="P6">Initializes all of the displays that the instance knows about, turning on the “system” (scan) clock, maximum brightness, blinking off, and display on.</text:p>
      <text:p text:style-name="P6"/>
      <text:p text:style-name="P6"/>
      <text:p text:style-name="P3"><text:soft-page-break/><text:s text:c="4"/>bool clear();</text:p>
      <text:p text:style-name="P6">Clears all of the displays that the instance knows about.</text:p>
      <text:p text:style-name="P6"/>
      <text:p text:style-name="P3"><text:s text:c="4"/>bool setBrightness(uint8_t duty);</text:p>
      <text:p text:style-name="P6">Sets the brightness of all the displays that the instance knows about. <text:s/>duty is an integer of the number of 16ths duty cycle.</text:p>
      <text:p text:style-name="P6"/>
      <text:p text:style-name="P3"><text:s text:c="4"/>bool setBrightnessSingle(uint8_t displayNumber, uint8_t duty);</text:p>
      <text:p text:style-name="P6">Sets brightness of a single display. <text:s/>duty is an integer of the number of 16ths duty cycle.</text:p>
      <text:p text:style-name="P6"/>
      <text:p text:style-name="P3"><text:s text:c="4"/>bool setBlinkRate(float rate);</text:p>
      <text:p text:style-name="P6">Sets the blink rate of all the displays that the instance knows about. <text:s/>Valid values for rate are 2, 1, or 0.5 and are expressed in Hz (i.e., blinks per second). <text:s/>An invalid value will result in no blinking.</text:p>
      <text:p text:style-name="P6"/>
      <text:p text:style-name="P3"><text:s text:c="4"/>bool setBlinkRateSingle(uint8_t displayNumber, float rate);</text:p>
      <text:p text:style-name="P6">Sets the blink rate of a single display. <text:s/>Valid values for rate are 2, 1, or 0.5 and are expressed in Hz (i.e., blinks per second). <text:s/>An invalid value will result in no blinking.</text:p>
      <text:p text:style-name="P6"/>
      <text:p text:style-name="P3"><text:s text:c="4"/>bool displayOn();</text:p>
      <text:p text:style-name="P3"><text:s text:c="4"/>bool displayOff();</text:p>
      <text:p text:style-name="P6">Turns all of the displays on or off.</text:p>
      <text:p text:style-name="P6"/>
      <text:p text:style-name="P3"><text:s text:c="4"/>bool displayOnSingle(uint8_t displayNumber);</text:p>
      <text:p text:style-name="P3"><text:s text:c="4"/>bool displayOffSingle(uint8_t displayNumber);</text:p>
      <text:p text:style-name="P3"><text:s text:c="4"/>bool setDisplayOnOff(uint8_t displayNumber, bool turnOnDisplay);</text:p>
      <text:p text:style-name="P6">Turn a single display on or off.</text:p>
      <text:p text:style-name="P6"/>
      <text:p text:style-name="P3"><text:s text:c="4"/>bool enableSystemClock();</text:p>
      <text:p text:style-name="P3"><text:s text:c="4"/>bool disableSystemClock();</text:p>
      <text:p text:style-name="P3"><text:s text:c="4"/>bool enableSystemClockSingle(uint8_t displayNumber);</text:p>
      <text:p text:style-name="P3"><text:s text:c="4"/>bool disableSystemClockSingle(uint8_t displayNumber);</text:p>
      <text:p text:style-name="P6">Enabling or disabling the “system” clocks for displays is not something most users will need, but it's there if you do need it.</text:p>
      <text:p text:style-name="P6"/>
      <text:p text:style-name="P3"><text:s text:c="4"/>void illuminateSegment(uint8_t segment, uint8_t digit);</text:p>
      <text:p text:style-name="P4"><text:span text:style-name="T2">Will turn on a single segment (can be called multiple times to turn on multiple segments) in a given digit. <text:s/>The segment values are in the range 'A' – 'N' (inclusive) and the digit is in the range 0-15. <text:s/>Note that it will not take effect until a call to </text:span><text:span text:style-name="T1">updateDisplay();</text:span></text:p>
      <text:p text:style-name="P6"/>
      <text:p text:style-name="P3"><text:s text:c="4"/>void illuminateChar(uint16_t disp, uint8_t digit);</text:p>
      <text:p text:style-name="P4"><text:span text:style-name="T2">Will turn on segments indicated by a '1' bit in disp. <text:s/>digit is in the range 0-15. <text:s/>Note that the '0' bits will not be specifically turned off. <text:s/>Also note that it will not take effect until a call to </text:span><text:span text:style-name="T1">updateDisplay();</text:span></text:p>
      <text:p text:style-name="P6"/>
      <text:p text:style-name="P3"><text:s text:c="4"/>void printChar(uint8_t displayChar, uint8_t digit);</text:p>
      <text:p text:style-name="P4"><text:span text:style-name="T2">If displayChar is a “printable” character (with exception of ':' and '.') it will be displayed in the position indicated by digit (range 0-15). <text:s/>Note that it will not take effect until a call to </text:span><text:span text:style-name="T1">updateDisplay();</text:span></text:p>
      <text:p text:style-name="P6"/>
      <text:p text:style-name="P3"><text:s text:c="4"/>bool updateDisplay();</text:p>
      <text:p text:style-name="P6">Sends the contents of the display buffer to the display.</text:p>
      <text:p text:style-name="P6"/>
      <text:p text:style-name="P3"><text:soft-page-break/><text:s text:c="4"/>bool defineChar(uint8_t displayChar, uint16_t segmentsToTurnOn);</text:p>
      <text:p text:style-name="P6">Allow the user to change the segments displayed for a given character (in the range '!' - '~', inclusive). <text:s/>Note that this will only be in effect until the controller is rebooted, as it is done as a table on the controller to what segments to send to the HT16K33s. <text:s/>The least significant bit of <text:span text:style-name="T3">segmentsToTurnOn</text:span> represents segment 'A'.</text:p>
      <text:p text:style-name="P6"/>
      <text:p text:style-name="P3"><text:s text:c="4"/>uint16_t getSegmentsToTurnOn (uint8_t charPos);</text:p>
      <text:p text:style-name="P6">Used internally.</text:p>
      <text:p text:style-name="P6"/>
      <text:p text:style-name="P6">Note that each display has only one decimal and one colon, and that these are controlled separately from the “text” that gets sent to the displays. <text:s/>The names of thee next several functions are pretty much self explanatory.</text:p>
      <text:p text:style-name="P3"><text:s text:c="4"/>bool decimalOn();</text:p>
      <text:p text:style-name="P3"><text:s text:c="4"/>bool decimalOff();</text:p>
      <text:p text:style-name="P3"><text:s text:c="4"/>bool decimalOnSingle(uint8_t displayNumber);</text:p>
      <text:p text:style-name="P3"><text:s text:c="4"/>bool decimalOffSingle(uint8_t displayNumber);</text:p>
      <text:p text:style-name="P3"><text:s text:c="4"/>bool setDecimalOnOff(uint8_t displayNumber, bool turnOnDecimal);</text:p>
      <text:p text:style-name="P3"><text:s text:c="4"/>bool colonOn();</text:p>
      <text:p text:style-name="P3"><text:s text:c="4"/>bool colonOff();</text:p>
      <text:p text:style-name="P3"><text:s text:c="4"/>bool colonOnSingle(uint8_t displayNumber);</text:p>
      <text:p text:style-name="P3"><text:s text:c="4"/>bool colonOffSingle(uint8_t displayNumber);</text:p>
      <text:p text:style-name="P3"><text:s text:c="4"/>bool setColonOnOff(uint8_t displayNumber, bool turnOnColon);</text:p>
      <text:p text:style-name="P6">The functions above that have the displayNumber argument will only affect the specified display. <text:s/>Those without it will affect all of the displays.</text:p>
      <text:p text:style-name="P6"/>
      <text:p text:style-name="P7">The datasheet for the LED display is a bit hard to find: <text:s/>it's in the Github repository for the hardware documents. <text:s/>And once you do find it, it's a bit difficult to read. <text:s/>The critical thing for most users is the mapping of segment letters to the segment positions. <text:s/>Here's what I've found (experimentally):</text:p>
      <text:p text:style-name="P7"/>
      <text:p text:style-name="P6">'A' – top horizontal</text:p>
      <text:p text:style-name="P6">'B' – upper right vertical</text:p>
      <text:p text:style-name="P6">'C' – lower right vertical</text:p>
      <text:p text:style-name="P6">'D' – bottom horizontal</text:p>
      <text:p text:style-name="P6">'E' – lower left vertical</text:p>
      <text:p text:style-name="P6">'F' – upper left vertical</text:p>
      <text:p text:style-name="P6">'G' – middle left horizontal</text:p>
      <text:p text:style-name="P6">'H' – upper left diagonal</text:p>
      <text:p text:style-name="P6">'I' – middle right horizontal</text:p>
      <text:p text:style-name="P6">'J' – upper middle vertical</text:p>
      <text:p text:style-name="P6">'K' – upper right diagonal</text:p>
      <text:p text:style-name="P6">'L' – lower right diagonal</text:p>
      <text:p text:style-name="P6">'M' – lower middle vertical</text:p>
      <text:p text:style-name="P6">'N' – lower left vertical</text:p>
      <text:p text:style-name="P7"/>
      <text:p text:style-name="P7">Note 1: <text:s/>What is called “G” here is called “G1” on the datasheet, and what is called “I” here is “G2” on the datasheet.</text:p>
      <text:p text:style-name="P7"/>
      <text:p text:style-name="P7">Note 2: The colon and decimal point are not assigned segment letter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Clark Jones</meta:initial-creator>
    <meta:creation-date>2021-03-10T11:30:48</meta:creation-date>
    <dc:date>2021-03-18T13:43:12</dc:date>
    <dc:creator>Clark Jones</dc:creator>
    <meta:editing-duration>P7DT3H44M30S</meta:editing-duration>
    <meta:editing-cycles>6</meta:editing-cycles>
    <meta:generator>OpenOffice/4.1.5$Unix OpenOffice.org_project/415m1$Build-9789</meta:generator>
    <meta:document-statistic meta:table-count="0" meta:image-count="0" meta:object-count="0" meta:page-count="3" meta:paragraph-count="83" meta:word-count="1080" meta:character-count="7243"/>
  </office:meta>
</office:document-meta>
</file>